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34cb8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Heading_20_1">
      <style:paragraph-properties fo:text-align="center" style:justify-single-word="false"/>
    </style:style>
    <style:style style:name="T1" style:family="text">
      <style:text-properties style:font-name="sans-serif" fo:font-size="26.25pt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0.5pt"/>
    </style:style>
    <style:style style:name="T4" style:family="text">
      <style:text-properties style:font-name="sans-serif" fo:font-size="12pt"/>
    </style:style>
    <style:style style:name="T5" style:family="text">
      <style:text-properties style:font-name="sans-serif" fo:font-size="22.5pt"/>
    </style:style>
    <style:style style:name="T6" style:family="text">
      <style:text-properties style:font-name="sans-serif" fo:font-size="14.2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89747" text:style-name="L1">
        <text:list-item>
          <text:p text:style-name="P10"><text:span text:style-name="Strong_20_Emphasis">winver:</text:span> Exibe informaçõe sobre a versão do Windows instalado no computador </text:p>
        </text:list-item>
        <text:list-item>
          <text:p text:style-name="P10"><text:span text:style-name="Strong_20_Emphasis">appwiz.cpl:</text:span> Abre a janela para adicionar ou remover programas </text:p>
        </text:list-item>
        <text:list-item>
          <text:p text:style-name="P10"><text:span text:style-name="Strong_20_Emphasis">msinfo32:</text:span> Abre a janela de informações do sistema, onde é possível obter um resumo dos componentes do PC, bem como obter detalhes sobre conflitos </text:p>
        </text:list-item>
        <text:list-item>
          <text:p text:style-name="P10"><text:span text:style-name="Strong_20_Emphasis">wiaacmgr:</text:span> Abre o assistente de câmera ou scanner </text:p>
        </text:list-item>
        <text:list-item>
          <text:p text:style-name="P10"><text:span text:style-name="Strong_20_Emphasis">migwiz:</text:span> Abre o assistente de transferência de definições e arquivos </text:p>
        </text:list-item>
        <text:list-item>
          <text:p text:style-name="P10"><text:span text:style-name="Strong_20_Emphasis">fsquirt:</text:span> Abre o assistente de transferência de arquivo Bluetooth </text:p>
        </text:list-item>
        <text:list-item>
          <text:p text:style-name="P10"><text:span text:style-name="Strong_20_Emphasis">hdwwiz.cpl:</text:span> Abre o gerenciador de dispositivos do Windows </text:p>
        </text:list-item>
        <text:list-item>
          <text:p text:style-name="P10"><text:span text:style-name="Strong_20_Emphasis">calc:</text:span> Calculadora </text:p>
        </text:list-item>
        <text:list-item>
          <text:p text:style-name="P3"><text:span text:style-name="Strong_20_Emphasis">wscui.cpl:</text:span> Abre a central de segurança e manutenção do Windows, onde é possível ver se está tudo bem com o Firewall, software antivírus e mais </text:p>
        </text:list-item>
      </text:list>
      <text:p text:style-name="Text_20_body"><text:s/></text:p>
      <text:p text:style-name="Text_20_body">A central de segurança e manutenção do Windows pode ser acessada a partir do comando wscui.cpl no Prompt ou na janela Executar (Imagem: Captura de tela / Sergio Oliveira) </text:p>
      <text:list xml:id="list31916195" text:style-name="L2">
        <text:list-item>
          <text:p text:style-name="P11"><text:span text:style-name="Strong_20_Emphasis">certmgr.msc:</text:span> Abre a central de visualização e gerenciamento de certificados </text:p>
        </text:list-item>
        <text:list-item>
          <text:p text:style-name="P11"><text:span text:style-name="Strong_20_Emphasis">telnet:</text:span> Se instalado, abre o cliente Telnet do Windows </text:p>
        </text:list-item>
        <text:list-item>
          <text:p text:style-name="P11"><text:span text:style-name="Strong_20_Emphasis">ipconfig /flushdns:</text:span> Apaga informações de DNS do protocolo IP </text:p>
        </text:list-item>
        <text:list-item>
          <text:p text:style-name="P11"><text:span text:style-name="Strong_20_Emphasis">ipconfig /release:</text:span> "Libera" o endereço IP atribuído por DHCP de uma determinada interface </text:p>
        </text:list-item>
        <text:list-item>
          <text:p text:style-name="P11"><text:span text:style-name="Strong_20_Emphasis">ipconfig /displaydns:</text:span> Ver DNS </text:p>
        </text:list-item>
        <text:list-item>
          <text:p text:style-name="P11"><text:span text:style-name="Strong_20_Emphasis">ipconfig /all:</text:span> Visualizar todas as informações de rede </text:p>
        </text:list-item>
        <text:list-item>
          <text:p text:style-name="P11"><text:span text:style-name="Strong_20_Emphasis">ipconfig /setclassid:</text:span> Modifica o Class ID do DHCP </text:p>
        </text:list-item>
        <text:list-item>
          <text:p text:style-name="P11"><text:span text:style-name="Strong_20_Emphasis">ipconfig:</text:span> Ver informações do protocolo IP </text:p>
        </text:list-item>
        <text:list-item>
          <text:p text:style-name="P11"><text:span text:style-name="Strong_20_Emphasis">rsop.msc:</text:span> Abre console de gerenciamento do conjunto de políticas resultantes </text:p>
        </text:list-item>
        <text:list-item>
          <text:p text:style-name="P11"><text:span text:style-name="Strong_20_Emphasis">joy.cpl:</text:span> Abre painel de controladores de jogo </text:p>
        </text:list-item>
        <text:list-item>
          <text:p text:style-name="P11"><text:span text:style-name="Strong_20_Emphasis">secpol.msc:</text:span> Abre gerenciador de políticas de segurança local </text:p>
        </text:list-item>
        <text:list-item>
          <text:p text:style-name="P11"><text:span text:style-name="Strong_20_Emphasis">logoff:</text:span> Efetua logoff da conta autenticada no momento no Windows </text:p>
        </text:list-item>
        <text:list-item>
          <text:p text:style-name="P11"><text:span text:style-name="Strong_20_Emphasis">eudcedit:</text:span> Inicia o editor de caracteres privados </text:p>
        </text:list-item>
        <text:list-item>
          <text:p text:style-name="P4"><text:span text:style-name="Strong_20_Emphasis">regedit:</text:span> Abre o editor de registro do Windows </text:p>
        </text:list-item>
      </text:list>
      <text:p text:style-name="Text_20_body"><text:s/></text:p>
      <text:p text:style-name="Text_20_body">O editor de registro é um velho conhecido dos usuários do Windows e pode ser acessado usando o comando regedit (Imagem: Captura de tela / Sergio Oliveira) </text:p>
      <text:list xml:id="list2987109927" text:style-name="L3">
        <text:list-item>
          <text:p text:style-name="P12"><text:span text:style-name="Strong_20_Emphasis">shutdown:</text:span> Desliga o sistema e o computador </text:p>
        </text:list-item>
        <text:list-item>
          <text:p text:style-name="P12"><text:span text:style-name="Strong_20_Emphasis">dir:</text:span> Exibe uma lista de arquivos e subpastas de uma pasta específica </text:p>
        </text:list-item>
        <text:list-item>
          <text:p text:style-name="P12"><text:span text:style-name="Strong_20_Emphasis">explorer:</text:span> Abre o explorador de arquivos </text:p>
        </text:list-item>
        <text:list-item>
          <text:p text:style-name="P12"><text:span text:style-name="Strong_20_Emphasis">dxdiag:</text:span> Ferramenta de diagnóstico do DirectX </text:p>
        </text:list-item>
        <text:list-item>
          <text:p text:style-name="P12"><text:span text:style-name="Strong_20_Emphasis">wabmig:</text:span> Ferramenta de importação de livro de endereços </text:p>
        </text:list-item>
        <text:list-item>
          <text:p text:style-name="P12"><text:span text:style-name="Strong_20_Emphasis">mrt:</text:span> Abre a ferramenta de remoção de software mal-intencionado do Windows </text:p>
        </text:list-item>
        <text:list-item>
          <text:p text:style-name="P12"><text:span text:style-name="Strong_20_Emphasis">control admintools:</text:span> Acessa as ferramentas administrativas do Windows </text:p>
        </text:list-item>
        <text:list-item>
          <text:p text:style-name="P12"><text:span text:style-name="Strong_20_Emphasis">firewall.cpl:</text:span> Abre o painel de firewall do Windows, onde é possível checar as configurações atuais da proteção, bem como definir suas políticas de bloqueio </text:p>
        </text:list-item>
        <text:list-item>
          <text:p text:style-name="P12"><text:span text:style-name="Strong_20_Emphasis">fonts:</text:span> Fontes </text:p>
        </text:list-item>
        <text:list-item>
          <text:p text:style-name="P12"><text:span text:style-name="Strong_20_Emphasis">compmgmt.msc:</text:span> Abre o painel de gerenciamento do computador, onde é possível agendar tarefas, definir pasta compartilhadas, entre outras coisas </text:p>
        </text:list-item>
        <text:list-item>
          <text:p text:style-name="P5"><text:soft-page-break/><text:span text:style-name="Strong_20_Emphasis">diskmgmt.msc:</text:span> Abre o gerenciamento de discos do Windows. Aqui é possível particionar os discos rígidos, redimensioná-los etc </text:p>
        </text:list-item>
      </text:list>
      <text:p text:style-name="Text_20_body"><text:s/></text:p>
      <text:p text:style-name="Text_20_body">A partir do gerenciador de disco você poderá formatar, particionar e redimensionar os seus discos rígidos (Imagem: Captura de tela / Sergio Oliveira) </text:p>
      <text:section text:style-name="Sect1" text:name="div-gpt-ad-1606937781912-0-16274125818368">
        <text:p text:style-name="Text_20_body"/>
      </text:section>
      <text:list xml:id="list1100724815" text:style-name="L4">
        <text:list-item>
          <text:p text:style-name="P13"><text:span text:style-name="Strong_20_Emphasis">devmgmt.msc:</text:span> Também acessa o gerenciador de dispositivos do sistema </text:p>
        </text:list-item>
        <text:list-item>
          <text:p text:style-name="P13"><text:span text:style-name="Strong_20_Emphasis">diskpart:</text:span> Acessa o gerenciador de partições do disco rígido </text:p>
        </text:list-item>
        <text:list-item>
          <text:p text:style-name="P13"><text:span text:style-name="Strong_20_Emphasis">taskmgr:</text:span> Abre o gerenciador de tarefas, aquele mesmo que você costuma abrir pressionando CTRL + SHIFT + ESC no teclado </text:p>
        </text:list-item>
        <text:list-item>
          <text:p text:style-name="P13"><text:span text:style-name="Strong_20_Emphasis">utilman:</text:span> Abre a central de facilidade de acesso do Windows, onde é possível determinar como o sistema se apresentará a pessoas com dificuldades motoras, visuais e/ou auditivas </text:p>
        </text:list-item>
        <text:list-item>
          <text:p text:style-name="P13"><text:span text:style-name="Strong_20_Emphasis">verifier:</text:span> Gerenciador de verificação de drivers </text:p>
        </text:list-item>
        <text:list-item>
          <text:p text:style-name="P13"><text:span text:style-name="Strong_20_Emphasis">iexpress:</text:span> Abre o wizard para criação de arquivos executáveis (.exe) </text:p>
        </text:list-item>
        <text:list-item>
          <text:p text:style-name="P13"><text:span text:style-name="Strong_20_Emphasis">control printers:</text:span> Abre o gerenciador de dispositivos e impressoras, onde é possível adicionar dispositivos USB, Bluetooth e impressoras </text:p>
        </text:list-item>
        <text:list-item>
          <text:p text:style-name="P13"><text:span text:style-name="Strong_20_Emphasis">wmimgmt.msc:</text:span> Gerenciador de infraestrutura do Windows </text:p>
        </text:list-item>
        <text:list-item>
          <text:p text:style-name="P13"><text:span text:style-name="Strong_20_Emphasis">mobsync:</text:span> Abre a central de sincronização do sistema </text:p>
        </text:list-item>
        <text:list-item>
          <text:p text:style-name="P13"><text:span text:style-name="Strong_20_Emphasis">mstsc:</text:span> Abre o console de conexão de área de trabalho remota </text:p>
        </text:list-item>
        <text:list-item>
          <text:p text:style-name="P13"><text:span text:style-name="Strong_20_Emphasis">ncpa.cpl / control netconnections:</text:span> Abre o gerenciador de conexões de rede </text:p>
        </text:list-item>
        <text:list-item>
          <text:p text:style-name="P13"><text:span text:style-name="Strong_20_Emphasis">cleanmgr:</text:span> Executa limpeza de disco </text:p>
        </text:list-item>
        <text:list-item>
          <text:p text:style-name="P13"><text:span text:style-name="Strong_20_Emphasis">cmd:</text:span> Prompt de comando </text:p>
        </text:list-item>
        <text:list-item>
          <text:p text:style-name="P13"><text:span text:style-name="Strong_20_Emphasis">rasphone:</text:span> Para os que ainda usam, abre a lista telefônica </text:p>
        </text:list-item>
        <text:list-item>
          <text:p text:style-name="P13"><text:span text:style-name="Strong_20_Emphasis">wab:</text:span> Também algo antiquado, um livro de endereços </text:p>
        </text:list-item>
        <text:list-item>
          <text:p text:style-name="P13"><text:span text:style-name="Strong_20_Emphasis">charmap:</text:span> Abre o mapa de caracteres </text:p>
        </text:list-item>
        <text:list-item>
          <text:p text:style-name="P13"><text:span text:style-name="Strong_20_Emphasis">dialer:</text:span> Acessa o discador telefônico </text:p>
        </text:list-item>
        <text:list-item>
          <text:p text:style-name="P13"><text:span text:style-name="Strong_20_Emphasis">access.cpl:</text:span> Microsoft Access, se estiver instalado </text:p>
        </text:list-item>
        <text:list-item>
          <text:p text:style-name="P13"><text:span text:style-name="Strong_20_Emphasis">excel:</text:span> Microsof Excel, se estiver instalado </text:p>
        </text:list-item>
        <text:list-item>
          <text:p text:style-name="P13"><text:span text:style-name="Strong_20_Emphasis">frontpg:</text:span> Microsoft Frontpage, se estiver instalado </text:p>
        </text:list-item>
        <text:list-item>
          <text:p text:style-name="P6"><text:span text:style-name="Strong_20_Emphasis">mspaint:</text:span> Microsoft Paint, para a garotada </text:p>
        </text:list-item>
      </text:list>
      <text:p text:style-name="Text_20_body"><draw:frame draw:style-name="fr1" draw:name="Figura4" text:anchor-type="as-char" svg:width="1.997cm" svg:height="0.998cm" draw:z-index="0"><draw:image xlink:href="https://t.ctcdn.com.br/58u03Sc1lROup8zpKvRm_ucqIiw=/1024x0/smart/filters:watermark(wm/v1.png,-5p,-5p,1,15)/i290008.jpeg" xlink:type="simple" xlink:show="embed" xlink:actuate="onLoad"/><svg:title>Conhecido por todos desde o primeiro contato com o sistema da Microsoft, o Paint pode ser acessado pelo comando mspaint ou pbrush</svg:title></draw:frame><text:s/></text:p>
      <text:p text:style-name="Text_20_body">Conhecido por todos desde o primeiro contato com o sistema da Microsoft, o Paint pode ser acessado pelo comando mspaint ou pbrush (Imagem: Captura de tela / Sergio Oliveira) </text:p>
      <text:list xml:id="list402789333" text:style-name="L5">
        <text:list-item>
          <text:p text:style-name="P14"><text:span text:style-name="Strong_20_Emphasis">powerpnt:</text:span> Microsoft Powerpoint, se estiver instalado </text:p>
        </text:list-item>
        <text:list-item>
          <text:p text:style-name="P14"><text:span text:style-name="Strong_20_Emphasis">winword:</text:span> Microsoft Word, se estiver instalado </text:p>
        </text:list-item>
        <text:list-item>
          <text:p text:style-name="P14"><text:span text:style-name="Strong_20_Emphasis">notepad:</text:span> Bloco de notas </text:p>
        </text:list-item>
        <text:list-item>
          <text:p text:style-name="P14"><text:span text:style-name="Strong_20_Emphasis">control folders:</text:span> Abre as opções do explorador de arquivos, onde você pode definir se quer exibir pastas e arquivos ocultos, etc. </text:p>
        </text:list-item>
        <text:list-item>
          <text:p text:style-name="P14"><text:span text:style-name="Strong_20_Emphasis">intl.cpl:</text:span> Abre as configurações de região e idioma do Windows </text:p>
        </text:list-item>
        <text:list-item>
          <text:p text:style-name="P14"><text:span text:style-name="Strong_20_Emphasis">control:</text:span> Painel de controle </text:p>
        </text:list-item>
        <text:list-item>
          <text:p text:style-name="P14"><text:soft-page-break/><text:span text:style-name="Strong_20_Emphasis">pbrush:</text:span> Alternativa para abrir o Microsoft Paint (antes também conhecido como Paint Brush) </text:p>
        </text:list-item>
        <text:list-item>
          <text:p text:style-name="P14"><text:span text:style-name="Strong_20_Emphasis">fsmgmt.msc:</text:span> Lista as pastas compartilhadas </text:p>
        </text:list-item>
        <text:list-item>
          <text:p text:style-name="P14"><text:span text:style-name="Strong_20_Emphasis">perfmon:</text:span> Abre o monitor de desempenho do sistema </text:p>
        </text:list-item>
        <text:list-item>
          <text:p text:style-name="P14"><text:span text:style-name="Strong_20_Emphasis">perfmon.msc:</text:span> Abre o monitor de desempenho do sistema </text:p>
        </text:list-item>
        <text:list-item>
          <text:p text:style-name="P14"><text:span text:style-name="Strong_20_Emphasis">telephon.cpl:</text:span> Opções de modem e telefone </text:p>
        </text:list-item>
        <text:list-item>
          <text:p text:style-name="P14"><text:span text:style-name="Strong_20_Emphasis">gpedit.msc:</text:span> Editor de políticas de grupo local </text:p>
        </text:list-item>
        <text:list-item>
          <text:p text:style-name="P14"><text:span text:style-name="Strong_20_Emphasis">powercfg.cpl:</text:span> Inicia as opções de energia, onde é possível definir o perfil de consumo energético do computador </text:p>
        </text:list-item>
        <text:list-item>
          <text:p text:style-name="P14"><text:span text:style-name="Strong_20_Emphasis">control color:</text:span> Abre menu de definição de aparência e cores do Windows </text:p>
        </text:list-item>
        <text:list-item>
          <text:p text:style-name="P14"><text:span text:style-name="Strong_20_Emphasis">inetcpl.cpl:</text:span> Abre as configurações de internet do sistema </text:p>
        </text:list-item>
        <text:list-item>
          <text:p text:style-name="P14"><text:span text:style-name="Strong_20_Emphasis">timedate.cpl:</text:span> Propriedades de data e hora </text:p>
        </text:list-item>
        <text:list-item>
          <text:p text:style-name="P14"><text:span text:style-name="Strong_20_Emphasis">mmsys.cpl:</text:span> Configurações de som do Windows </text:p>
        </text:list-item>
        <text:list-item>
          <text:p text:style-name="P14"><text:span text:style-name="Strong_20_Emphasis">control desktop/desk.cpl:</text:span> Ajustes de resolução de tela/monitor </text:p>
        </text:list-item>
        <text:list-item>
          <text:p text:style-name="P14"><text:span text:style-name="Strong_20_Emphasis">main.cpl /control mouse:</text:span> Acessa as propriedades e definições do mouse </text:p>
        </text:list-item>
        <text:list-item>
          <text:p text:style-name="P14"><text:span text:style-name="Strong_20_Emphasis">sysdm.cpl:</text:span> Abre as propriedades do sistema </text:p>
        </text:list-item>
        <text:list-item>
          <text:p text:style-name="P14"><text:span text:style-name="Strong_20_Emphasis">control keyboard:</text:span> Propriedades e configurações do teclado </text:p>
        </text:list-item>
        <text:list-item>
          <text:p text:style-name="P14"><text:span text:style-name="Strong_20_Emphasis">syskey:</text:span> Painel de proteção da base de dados dos usuários Windows </text:p>
        </text:list-item>
        <text:list-item>
          <text:p text:style-name="P14"><text:span text:style-name="Strong_20_Emphasis">sfc /scanboot:</text:span> Analisa a inicialização do sistema </text:p>
        </text:list-item>
        <text:list-item>
          <text:p text:style-name="P14"><text:span text:style-name="Strong_20_Emphasis">sfc /scanonce:</text:span> Analisa a próxima inicialização do sistema </text:p>
        </text:list-item>
        <text:list-item>
          <text:p text:style-name="P14"><text:span text:style-name="Strong_20_Emphasis">sfc /scannow:</text:span> Analisa a inicialização imediatamente </text:p>
        </text:list-item>
        <text:list-item>
          <text:p text:style-name="P14"><text:span text:style-name="Strong_20_Emphasis">sfc /revert:</text:span> Restabelece as configurações de inicialização de fábrica </text:p>
        </text:list-item>
        <text:list-item>
          <text:p text:style-name="P14"><text:span text:style-name="Strong_20_Emphasis">QuickTime.cpl:</text:span> Abre as configurações do QuickTime, se ele estiver instalado </text:p>
        </text:list-item>
        <text:list-item>
          <text:p text:style-name="P14"><text:span text:style-name="Strong_20_Emphasis">realplay:</text:span> Abre as configurações do Real Player, se ele estiver instalado </text:p>
        </text:list-item>
        <text:list-item>
          <text:p text:style-name="P7"><text:span text:style-name="Strong_20_Emphasis">services.msc:</text:span> Abre o gerenciador de serviços do Windows </text:p>
        </text:list-item>
      </text:list>
      <text:p text:style-name="Text_20_body"><draw:frame draw:style-name="fr1" draw:name="Figura5" text:anchor-type="as-char" svg:width="1.997cm" svg:height="0.998cm" draw:z-index="1"><draw:image xlink:href="https://t.ctcdn.com.br/1iOCTRQ0hW2CVS1vthHZ-RSiNpY=/1024x0/smart/filters:watermark(wm/v1.png,-5p,-5p,1,15)/i290009.jpeg" xlink:type="simple" xlink:show="embed" xlink:actuate="onLoad"/><svg:title>A partir da janela de serviços você pode visualizar quais serviços estão iniciando junto com o Windows e desabilitá-los</svg:title></draw:frame><text:s/></text:p>
      <text:p text:style-name="Text_20_body">A partir da janela de serviços você pode visualizar quais serviços estão iniciando junto com o Windows e desabilitá-los (Imagem: Captura de tela / Sergio Oliveira) </text:p>
      <text:list xml:id="list1692064485" text:style-name="L6">
        <text:list-item>
          <text:p text:style-name="P15"><text:span text:style-name="Strong_20_Emphasis">dcomcnfg:</text:span> Serviços de componente </text:p>
        </text:list-item>
        <text:list-item>
          <text:p text:style-name="P15"><text:span text:style-name="Strong_20_Emphasis">control schedtasks:</text:span> Gerenciador de tarefas agendadas do sistema </text:p>
        </text:list-item>
        <text:list-item>
          <text:p text:style-name="P15"><text:span text:style-name="Strong_20_Emphasis">osk:</text:span> Abre o teclado virtual do Windows </text:p>
        </text:list-item>
        <text:list-item>
          <text:p text:style-name="P15"><text:span text:style-name="Strong_20_Emphasis">control fonts:</text:span> Fontes </text:p>
        </text:list-item>
        <text:list-item>
          <text:p text:style-name="P15"><text:span text:style-name="Strong_20_Emphasis">tweakui:</text:span> Abre o Tweak UI, se estiver instalado </text:p>
        </text:list-item>
        <text:list-item>
          <text:p text:style-name="P15"><text:span text:style-name="Strong_20_Emphasis">msconfig:</text:span> Utilitário de configuração do sistema, onde é possível definir quais programas e serviços são inicializados com o Windows e mais </text:p>
        </text:list-item>
        <text:list-item>
          <text:p text:style-name="P15"><text:span text:style-name="Strong_20_Emphasis">cliconfg:</text:span> Utilitário de rede para clientes SQL Server </text:p>
        </text:list-item>
        <text:list-item>
          <text:p text:style-name="P15"><text:span text:style-name="Strong_20_Emphasis">sfc:</text:span> Utilitário de verificação de integridade dos arquivos do sistema </text:p>
        </text:list-item>
        <text:list-item>
          <text:p text:style-name="P15"><text:span text:style-name="Strong_20_Emphasis">chkdsk:</text:span> Utilitrário de verificação de integridade do disco rígido </text:p>
        </text:list-item>
        <text:list-item>
          <text:p text:style-name="P15"><text:span text:style-name="Strong_20_Emphasis">lusrmgr.msc:</text:span> Gerenciador de usuários e grupos locais do sistema </text:p>
        </text:list-item>
        <text:list-item>
          <text:p text:style-name="P15"><text:span text:style-name="Strong_20_Emphasis">sigverif:</text:span> Verificador de assinaturas de arquivos </text:p>
        </text:list-item>
        <text:list-item>
          <text:p text:style-name="P15"><text:span text:style-name="Strong_20_Emphasis">javaws:</text:span> Visualizador de aplicações Java, se estiver instalado </text:p>
        </text:list-item>
        <text:list-item>
          <text:p text:style-name="P15"><text:span text:style-name="Strong_20_Emphasis">eventvwr.msc:</text:span> Visualizador de eventos do Windows, uma espécie de log do sistema </text:p>
        </text:list-item>
        <text:list-item>
          <text:p text:style-name="P15"><text:span text:style-name="Strong_20_Emphasis">magnify:</text:span> Lupa </text:p>
        </text:list-item>
        <text:list-item>
          <text:p text:style-name="P15"><text:soft-page-break/><text:span text:style-name="Strong_20_Emphasis">wmplayer:</text:span> Windows Media Player </text:p>
        </text:list-item>
        <text:list-item>
          <text:p text:style-name="P8"><text:span text:style-name="Strong_20_Emphasis">write:</text:span> Wordpad </text:p>
        </text:list-item>
      </text:list>
      <text:p text:style-name="Standard"/>
      <text:p text:style-name="P1"/>
      <text:h text:style-name="P17" text:outline-level="1">Inserir computador no domínio através do PowerShell</text:h>
      <text:p text:style-name="Standard"/>
      <text:p text:style-name="Text_20_body"><text:span text:style-name="Strong_20_Emphasis">Add-Computer –DomainName </text:span><text:span text:style-name="Strong_20_Emphasis"><text:span text:style-name="Emphasis">dominio.local</text:span></text:span><text:span text:style-name="Strong_20_Emphasis"> -NewName </text:span><text:span text:style-name="Strong_20_Emphasis"><text:span text:style-name="Emphasis">novo-nome </text:span></text:span><text:span text:style-name="Strong_20_Emphasis">–Restart </text:span></text:p>
      <text:list xml:id="list4044796574" text:style-name="L7">
        <text:list-item>
          <text:p text:style-name="P16"><text:span text:style-name="Strong_20_Emphasis">-DomainName</text:span> Ingressa o computador no domínio </text:p>
        </text:list-item>
        <text:list-item>
          <text:p text:style-name="P16"><text:span text:style-name="Strong_20_Emphasis">-NewName</text:span>  Altera o nome do computador </text:p>
        </text:list-item>
        <text:list-item>
          <text:p text:style-name="P16"><text:span text:style-name="Strong_20_Emphasis">-Restart</text:span> Reinicia o computador</text:p>
        </text:list-item>
        <text:list-item>
          <text:p text:style-name="P9"><text:span text:style-name="Emphasis">Em itálico preencha de acordo com o cliente que será feito o comando.  </text:span></text:p>
        </text:list-item>
      </text:list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5:22:10.150162640</meta:creation-date>
    <dc:date>2021-07-27T16:12:33.505824969</dc:date>
    <meta:editing-duration>PT19M42S</meta:editing-duration>
    <meta:editing-cycles>1</meta:editing-cycles>
    <meta:document-statistic meta:table-count="0" meta:image-count="2" meta:object-count="0" meta:page-count="4" meta:paragraph-count="116" meta:word-count="1188" meta:character-count="7460" meta:non-whitespace-character-count="6371"/>
    <meta:generator>LibreOffice/6.2.1.2$Linux_X86_64 LibreOffice_project/7bcb35dc3024a62dea0caee87020152d1ee96e71</meta:generator>
  </office:meta>
</office:document-meta>
</file>